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0.85pt" svg:y="79.63pt">
            <draw:object draw:notify-on-update-of-ranges="Sheet1.B7:Sheet1.B18 Sheet1.A7:Sheet1.A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the nearly identical result of the perfrmance of dynamic and (static,1) may be cause in this program the dynamic schedule choses 1 chunck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Speed-up</text:p>
          </table:table-cell>
          <table:table-cell office:value-type="string" calcext:value-type="string">
            <text:p>static</text:p>
          </table:table-cell>
          <table:table-cell table:number-columns-repeated="22"/>
        </table:table-row>
        <table:table-row table:style-name="ro2">
          <table:table-cell table:style-name="ce1" office:value-type="string" calcext:value-type="string">
            <text:p>0.9904950495049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2" office:value-type="float" office:value="1.96969696969697" calcext:value-type="float">
            <text:p>1.96969696969697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style-name="ce2" office:value-type="float" office:value="2.67647058823529" calcext:value-type="float">
            <text:p>2.67647058823529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float" office:value="3.65461847389558" calcext:value-type="float">
            <text:p>3.65461847389558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style-name="ce2" office:value-type="float" office:value="4.5049504950495" calcext:value-type="float">
            <text:p>4.5049504950495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float" office:value="5.22988505747126" calcext:value-type="float">
            <text:p>5.22988505747126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float" office:value="6.02649006622517" calcext:value-type="float">
            <text:p>6.02649006622517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elapsed</text:p>
          </table:table-cell>
          <table:table-cell office:value-type="string" calcext:value-type="string">
            <text:p>Static,1</text:p>
          </table:table-cell>
          <table:table-cell table:number-columns-repeated="12"/>
        </table:table-row>
        <table:table-row table:style-name="ro1">
          <table:table-cell table:style-name="ce2" office:value-type="float" office:value="6.8421052631579" calcext:value-type="float">
            <text:p>6.8421052631579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2" office:value-type="float" office:value="3.05" calcext:value-type="float">
            <text:p>3.05</text:p>
          </table:table-cell>
          <table:table-cell table:number-columns-repeated="12"/>
        </table:table-row>
        <table:table-row table:style-name="ro1">
          <table:table-cell table:style-name="ce2" office:value-type="float" office:value="6.94656488549618" calcext:value-type="float">
            <text:p>6.94656488549618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2" office:value-type="float" office:value="1.54" calcext:value-type="float">
            <text:p>1.54</text:p>
          </table:table-cell>
          <table:table-cell table:number-columns-repeated="12"/>
        </table:table-row>
        <table:table-row table:style-name="ro1">
          <table:table-cell table:style-name="ce2" office:value-type="float" office:value="7.8448275862069" calcext:value-type="float">
            <text:p>7.8448275862069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2" office:value-type="float" office:value="1.1333333" calcext:value-type="float">
            <text:p>1.1333333</text:p>
          </table:table-cell>
          <table:table-cell table:number-columns-repeated="12"/>
        </table:table-row>
        <table:table-row table:style-name="ro1">
          <table:table-cell table:style-name="ce2" office:value-type="float" office:value="7.91304347826087" calcext:value-type="float">
            <text:p>7.91304347826087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0.830000</text:p>
          </table:table-cell>
          <table:table-cell table:number-columns-repeated="12"/>
        </table:table-row>
        <table:table-row table:style-name="ro1">
          <table:table-cell table:style-name="ce2" office:value-type="float" office:value="8.34862385321101" calcext:value-type="float">
            <text:p>8.34862385321101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0.6733333 </text:p>
          </table:table-cell>
          <table:table-cell table:number-columns-repeated="12"/>
        </table:table-row>
        <table:table-row table:style-name="ro1">
          <table:table-cell table:style-name="ce3"/>
          <table:table-cell table:number-columns-repeated="9"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0.580000 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0.5033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0.44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0.43666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0.38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0.383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0.36333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3"/>
          <table:table-cell table:number-columns-repeated="12"/>
        </table:table-row>
        <table:table-row table:style-name="ro1">
          <table:table-cell office:value-type="string" calcext:value-type="string">
            <text:p>Speed-up</text:p>
          </table:table-cell>
          <table:table-cell office:value-type="string" calcext:value-type="string">
            <text:p>dynamic</text:p>
          </table:table-cell>
          <table:table-cell/>
          <table:table-cell office:value-type="string" calcext:value-type="string">
            <text:p>elapsed</text:p>
          </table:table-cell>
          <table:table-cell office:value-type="string" calcext:value-type="string">
            <text:p>dynamic</text:p>
          </table:table-cell>
          <table:table-cell/>
          <table:table-cell office:value-type="string" calcext:value-type="string">
            <text:p>speed up</text:p>
          </table:table-cell>
          <table:table-cell office:value-type="string" calcext:value-type="string">
            <text:p>auto</text:p>
          </table:table-cell>
          <table:table-cell/>
          <table:table-cell office:value-type="string" calcext:value-type="string">
            <text:p>elapsed</text:p>
          </table:table-cell>
          <table:table-cell office:value-type="string" calcext:value-type="string">
            <text:p>auto</text:p>
          </table:table-cell>
          <table:table-cell/>
          <table:table-cell office:value-type="string" calcext:value-type="string">
            <text:p>speed up</text:p>
          </table:table-cell>
          <table:table-cell office:value-type="string" calcext:value-type="string">
            <text:p>guided</text:p>
          </table:table-cell>
          <table:table-cell/>
          <table:table-cell office:value-type="string" calcext:value-type="string">
            <text:p>elpased</text:p>
          </table:table-cell>
          <table:table-cell office:value-type="string" calcext:value-type="string">
            <text:p>guided</text:p>
          </table:table-cell>
          <table:table-cell/>
          <table:table-cell office:value-type="string" calcext:value-type="string">
            <text:p>Speed-up </text:p>
          </table:table-cell>
          <table:table-cell office:value-type="string" calcext:value-type="string">
            <text:p>runtime</text:p>
          </table:table-cell>
          <table:table-cell table:number-columns-repeated="2"/>
          <table:table-cell office:value-type="string" calcext:value-type="string">
            <text:p>elapsed</text:p>
          </table:table-cell>
          <table:table-cell office:value-type="string" calcext:value-type="string">
            <text:p>runtimec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.99780941949616648411 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3.04333333333333" calcext:value-type="float">
            <text:p>3.043333333333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.99562363238512035011 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3.04666666666667" calcext:value-type="float">
            <text:p>3.046666666666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.99780941949616648411 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3.04333333333333" calcext:value-type="float">
            <text:p>3.043333333333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.9989047097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3.04333333333333" calcext:value-type="float">
            <text:p>3.043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.92194092827004" calcext:value-type="float">
            <text:p>1.92194092827004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.58" calcext:value-type="float">
            <text:p>1.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.73003802281369" calcext:value-type="float">
            <text:p>1.7300380228136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.75333333333333" calcext:value-type="float">
            <text:p>1.75333333333333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.7319391634981" calcext:value-type="float">
            <text:p>1.731939163498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.75333333333333" calcext:value-type="float">
            <text:p>1.75333333333333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.36936936936937" calcext:value-type="float">
            <text:p>1.369369369369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float" office:value="2.22" calcext:value-type="float">
            <text:p>2.2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2.83800623052959" calcext:value-type="float">
            <text:p>2.83800623052959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.07" calcext:value-type="float">
            <text:p>1.07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3   2.1666666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.4" calcext:value-type="float">
            <text:p>1.4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2.15876777251185" calcext:value-type="float">
            <text:p>2.15876777251185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..40666666666666666666 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.19685039370079" calcext:value-type="float">
            <text:p>1.196850393700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float" office:value="2.54" calcext:value-type="float">
            <text:p>2.5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3.74897119341564" calcext:value-type="float">
            <text:p>3.7489711934156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0.81000000000000000000 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2.77439024390244" calcext:value-type="float">
            <text:p>2.77439024390244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.09333333333333" calcext:value-type="float">
            <text:p>1.09333333333333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..777439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.09333333333333" calcext:value-type="float">
            <text:p>1.09333333333333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.52508361204013" calcext:value-type="float">
            <text:p>1.525083612040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float" office:value="1.99333333333333" calcext:value-type="float">
            <text:p>1.993333333333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4.50990099009901" calcext:value-type="float">
            <text:p>4.5099009900990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0.67333333333333333333 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3.3955223880597" calcext:value-type="float">
            <text:p>3.3955223880597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0.89333333333333333333 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3.39925373134328" calcext:value-type="float">
            <text:p>3.39925373134328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0.89333333333333333333 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1.45454545454545" calcext:value-type="float">
            <text:p>1.4545454545454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float" office:value="2.09" calcext:value-type="float">
            <text:p>2.0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5.23563218390805" calcext:value-type="float">
            <text:p>5.2356321839080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0.58000000000000000000 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3.77593360995851" calcext:value-type="float">
            <text:p>3.7759336099585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0.80333333333333333333 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3.76446280991736" calcext:value-type="float">
            <text:p>3.76446280991736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0.80666666666666666666 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1.69202226345084" calcext:value-type="float">
            <text:p>1.6920222634508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float" office:value="1.79666666666667" calcext:value-type="float">
            <text:p>1.7966666666666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6.07333333333333" calcext:value-type="float">
            <text:p>6.07333333333333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0.50000000000000000000 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float" office:value="4.0990990990991" calcext:value-type="float">
            <text:p>4.0990990990991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0.74000000000000000000 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float" office:value="4.19815668202765" calcext:value-type="float">
            <text:p>4.19815668202765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0.72333333333333333333 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float" office:value="1.84615384615385" calcext:value-type="float">
            <text:p>1.8461538461538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" office:value-type="float" office:value="1.64666666666667" calcext:value-type="float">
            <text:p>1.6466666666666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6.69852941176471" calcext:value-type="float">
            <text:p>6.6985294117647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0.45333333333333333333 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4.66666666666667" calcext:value-type="float">
            <text:p>4.6666666666666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0.65000000000000000000 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4.79473684210526" calcext:value-type="float">
            <text:p>4.7947368421052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0..63333333333333333333 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2.06802721088435" calcext:value-type="float">
            <text:p>2.0680272108843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float" office:value="1.47" calcext:value-type="float">
            <text:p>1.4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7.40650406504065" calcext:value-type="float">
            <text:p>7.40650406504065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0.41000000000000000000 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5.2" calcext:value-type="float">
            <text:p>5.2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0.58333333333333333333 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5.17613636363636" calcext:value-type="float">
            <text:p>5.17613636363636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0.58666666666666666666 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2.20289855072464" calcext:value-type="float">
            <text:p>2.2028985507246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" office:value-type="float" office:value="1.38" calcext:value-type="float">
            <text:p>1.3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float" office:value="7.4672131147541" calcext:value-type="float">
            <text:p>7.467213114754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0.40666666666666666666 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5.44910179640719" calcext:value-type="float">
            <text:p>5.44910179640719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0.55666666666666666666 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5.35882352941176" calcext:value-type="float">
            <text:p>5.3588235294117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0.56666666666666666666 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2.35658914728682" calcext:value-type="float">
            <text:p>2.3565891472868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office:value-type="float" office:value="1.29" calcext:value-type="float">
            <text:p>1.2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float" office:value="7.85344827586207" calcext:value-type="float">
            <text:p>7.85344827586207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0.38666666666666666666 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5.90909090909091" calcext:value-type="float">
            <text:p>5.9090909090909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0.51333333333333333333 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6.03311258278146" calcext:value-type="float">
            <text:p>6.03311258278146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0.5033333333333333333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2.64347826086956" calcext:value-type="float">
            <text:p>2.6434782608695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" office:value-type="float" office:value="1.15" calcext:value-type="float">
            <text:p>1.1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" office:value-type="float" office:value="8.67619047619048" calcext:value-type="float">
            <text:p>8.6761904761904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0.3500000000000000000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6.31944444444444" calcext:value-type="float">
            <text:p>6.3194444444444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<text:s/>  0.4800000000000000000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office:value-type="float" office:value="6.34" calcext:value-type="float">
            <text:p>6.3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0.4800000000000000000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2.66666666666667" calcext:value-type="float">
            <text:p>2.6666666666666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" office:value-type="float" office:value="1.14" calcext:value-type="float">
            <text:p>1.14</text:p>
          </table:table-cell>
        </table:table-row>
        <table:table-row table:style-name="ro1">
          <table:table-cell table:style-name="ce3"/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5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andolFang R" style:font-family-asian="'FandolFang 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2:11:58.842194884</meta:creation-date>
    <dc:date>2018-10-23T13:54:20.902165208</dc:date>
    <meta:editing-duration>PT10M19S</meta:editing-duration>
    <meta:editing-cycles>3</meta:editing-cycles>
    <meta:generator>LibreOffice/6.0.4.2$Linux_X86_64 LibreOffice_project/00m0$Build-2</meta:generator>
    <meta:document-statistic meta:table-count="1" meta:cell-count="2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6.554cm" svg:y="0.316cm" chart:style-name="ch2">
          <text:p>Speed-up plot</text:p>
        </chart:title>
        <chart:subtitle svg:x="7.176cm" svg:y="1.275cm" chart:style-name="ch3">
          <text:p>(static,1)</text:p>
        </chart:subtitle>
        <chart:plot-area chart:style-name="ch4" table:cell-range-address="Sheet1.A7:Sheet1.B18" svg:x="1.331cm" svg:y="2.138cm" svg:width="14.349cm" svg:height="5.701cm">
          <chartooo:coordinate-region svg:x="1.767cm" svg:y="2.337cm" svg:width="13.726cm" svg:height="4.855cm"/>
          <chart:axis chart:dimension="x" chart:name="primary-x" chart:style-name="ch5">
            <chart:title svg:x="7.905cm" svg:y="8.019cm" chart:style-name="ch6">
              <text:p>threads</text:p>
            </chart:title>
          </chart:axis>
          <chart:axis chart:dimension="y" chart:name="primary-y" chart:style-name="ch7">
            <chart:title svg:x="0.451cm" svg:y="5.733cm" chart:style-name="ch8">
              <text:p>speed-up</text:p>
            </chart:title>
            <chart:grid chart:style-name="ch9" chart:class="major"/>
          </chart:axis>
          <chart:series chart:style-name="ch10" chart:values-cell-range-address="Sheet1.A7:Sheet1.A18" chart:class="chart:scatter">
            <chart:domain table:cell-range-address="Sheet1.B7:Sheet1.B18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7:Sheet1.B18</svg:desc>
                </draw:g>
              </table:table-cell>
              <table:table-cell office:value-type="float" office:value="NaN">
                <text:p>NaN</text:p>
                <draw:g>
                  <svg:desc>Sheet1.A7:Sheet1.A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6969696969697">
                <text:p>1.96969696969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67647058823529">
                <text:p>2.67647058823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5461847389558">
                <text:p>3.65461847389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5049504950495">
                <text:p>4.5049504950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2988505747126">
                <text:p>5.22988505747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02649006622517">
                <text:p>6.02649006622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8421052631579">
                <text:p>6.8421052631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94656488549618">
                <text:p>6.94656488549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8448275862069">
                <text:p>7.84482758620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91304347826087">
                <text:p>7.91304347826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34862385321101">
                <text:p>8.34862385321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